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7cm" table:align="left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486cm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text-properties style:font-name="Verdana" fo:font-size="6pt" style:font-size-asian="6pt" style:font-size-complex="6pt"/>
    </style:style>
    <style:style style:name="P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Verdana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ymoFontInvers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3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ymoFontInvers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e strum</text:p>
            <text:p text:style-name="Table_20_Contents"><text:span text:style-name="T3"/></text:p>
            <text:p text:style-name="Table_20_Contents"><text:span text:style-name="T1">The information on this page is the </text:span><text:span text:style-name="T2">bare minimum</text:span><text:span text:style-name="T1"> needed to build the project, however you will find expanded information for building LE STRUM <text:s/>at the following URL </text:span><text:a xlink:type="simple" xlink:href="https://github.com/hotchk155/Voici-Le-Strum/wiki"><text:span text:style-name="T1">https://github.com/hotchk155/Voici-Le-Strum/wiki</text:span></text:a><text:span text:style-name="T1"> </text:span></text:p>
            <text:p text:style-name="P3"/>
            <text:p text:style-name="P3"/>
            <text:p text:style-name="P3">LE STRUM Component Designators</text:p>
            <text:p text:style-name="P3"/>
            <text:p text:style-name="P3">R1, R2 <text:span text:style-name="T5">- 220 Ohm (red-red-brown code) resistor</text:span></text:p>
            <text:p text:style-name="P3"><text:span text:style-name="T5"/></text:p>
            <text:p text:style-name="P3">R4, R8 - <text:span text:style-name="T5">1 kOhm (brown-black-red code) resistor<text:tab/><text:tab/></text:span></text:p>
            <text:p text:style-name="P3"><text:span text:style-name="T5"/></text:p>
            <text:p text:style-name="P3">R3, R5, R6, R7 <text:span text:style-name="T5">- 10 kOhm (brown-black-orange code) resistor</text:span></text:p>
            <text:p text:style-name="P3"><text:span text:style-name="T5"/></text:p>
            <text:p text:style-name="P3">C1, C2, C3, C4, C7 - <text:span text:style-name="T5">100nF Ceramic Capacitor (104 code)</text:span></text:p>
            <text:p text:style-name="P3"><text:span text:style-name="T5"/></text:p>
            <text:p text:style-name="P3">C5, C6 – <text:span text:style-name="T5">4u7 electrolytic capacitor</text:span></text:p>
            <text:p text:style-name="P3"><text:span text:style-name="T5"/></text:p>
            <text:p text:style-name="P3">D1<text:span text:style-name="T5">- 1N4001 Rectifier Diode</text:span></text:p>
            <text:p text:style-name="P3"><text:span text:style-name="T5"/></text:p>
            <text:p text:style-name="P3">D2 – D17 <text:span text:style-name="T5">- 1N4148 Small Signal Diode (x16)</text:span></text:p>
            <text:p text:style-name="P3"><text:span text:style-name="T5"/></text:p>
            <text:p text:style-name="P3">REG1 <text:span text:style-name="T5">- +5V 100mA Regulator TO92</text:span></text:p>
            <text:p text:style-name="P3"><text:span text:style-name="T5"/></text:p>
            <text:p text:style-name="P3">MIDI, PWR <text:span text:style-name="T5">- 3mm LED </text:span></text:p>
            <text:p text:style-name="P3"><text:span text:style-name="T5"/></text:p>
            <text:p text:style-name="P2">Solder the IC sockets before fitting IC's. Check orientation of pin 1 notch/dimple with markings on PCB)</text:p>
            <text:p text:style-name="P2"><text:span text:style-name="T5"/></text:p>
            <text:p text:style-name="P3">IC1 <text:span text:style-name="T5">- PIC16F1825 Microcontroller with LE STRUM firmware, fitted into 14 pin DIP IC socket </text:span></text:p>
            <text:p text:style-name="P3"><text:span text:style-name="T5"/></text:p>
            <text:p text:style-name="P3">IC2, IC3 - <text:span text:style-name="T5">74HC595 Shift Register, fitted into 16 pin DIP IC socket </text:span></text:p>
            <text:p text:style-name="P3"><text:span text:style-name="T5"/></text:p>
            <text:p text:style-name="P3">S1-S37 <text:span text:style-name="T5">- 6mm Momentary Tactile Switch (x37)</text:span></text:p>
            <text:p text:style-name="P3"><text:span text:style-name="T5"/></text:p>
            <text:p text:style-name="P3">ONOFF <text:span text:style-name="T5">- Miniature slide switch</text:span></text:p>
            <text:p text:style-name="P3"><text:span text:style-name="T5"/></text:p>
            <text:p text:style-name="P3">MIDI_OUT <text:span text:style-name="T5">- 5 PIN DIN socket PCB mount</text:span></text:p>
            <text:p text:style-name="P3"><text:span text:style-name="T5"/></text:p>
            <text:p text:style-name="P3">ICSP <text:span text:style-name="T5">- 6 way SIL right angle pin header (optional)</text:span></text:p>
            <text:p text:style-name="P3"><text:span text:style-name="T5"/></text:p>
            <text:p text:style-name="P3">BAT1 <text:span text:style-name="T5">- PP3 Battery Box</text:span></text:p>
            <text:p text:style-name="P3"><text:span text:style-name="T5"/></text:p>
            <text:p text:style-name="P3">STYLUS <text:span text:style-name="T5">- 4mm Banana Plug on wire</text:span></text:p>
            <text:p text:style-name="P5"/>
            <text:p text:style-name="P3">Switches, Battery holder + M2.5 nuts/bolts, Standoff Pillars + M3 bolts<text:span text:style-name="T5"> – it should be reasonably obvious where all those bits go but if in any doubt please refer to the detailed build instructions at the URL given above. </text:span></text:p>
            <text:p text:style-name="P3"><text:span text:style-name="T5"/></text:p>
            <text:p text:style-name="P3">I hope you enjoy LE STRUM. If you have any problems please contact me at the following email <text:s/><text:a xlink:type="simple" xlink:href="mailto:goarpie@gmail.com">sixtyfourpixels@gmail.com</text:a> or via the site where you ordered LE STRUM</text:p>
            <text:p text:style-name="P3"/>
            <text:p text:style-name="P3">LE STRUM is an open source, open hardware project. All input is welcome, from wish-list ideas to actual code and hardware hacks and mods.</text:p>
            <text:p text:style-name="P3"/>
            <text:p text:style-name="P3">Cheers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Jason Hotchk155</text:p>
          </table:table-cell>
          <table:table-cell table:style-name="Table1.B1" office:value-type="string">
            <text:p text:style-name="P8">Le strum</text:p>
            <text:p text:style-name="Table_20_Contents"><text:span text:style-name="T3"/></text:p>
            <text:p text:style-name="Table_20_Contents"><text:span text:style-name="T1">The information on this page is the </text:span><text:span text:style-name="T2">bare minimum</text:span><text:span text:style-name="T1"> needed to build the project, however you will find expanded information for building LE STRUM <text:s/>at the following URL </text:span><text:a xlink:type="simple" xlink:href="https://github.com/hotchk155/Voici-Le-Strum/wiki"><text:span text:style-name="T1">https://github.com/hotchk155/Voici-Le-Strum/wiki</text:span></text:a><text:span text:style-name="T1"> </text:span></text:p>
            <text:p text:style-name="P3"/>
            <text:p text:style-name="P3"/>
            <text:p text:style-name="P3">LE STRUM Component Designators</text:p>
            <text:p text:style-name="P3"/>
            <text:p text:style-name="P3">R1, R2 <text:span text:style-name="T5">- 220 Ohm (red-red-brown code) resistor</text:span></text:p>
            <text:p text:style-name="P3"><text:span text:style-name="T5"/></text:p>
            <text:p text:style-name="P3">R4, R8 - <text:span text:style-name="T5">1 kOhm (brown-black-red code) resistor<text:tab/><text:tab/></text:span></text:p>
            <text:p text:style-name="P3"><text:span text:style-name="T5"/></text:p>
            <text:p text:style-name="P3">R3, R5, R6, R7 <text:span text:style-name="T5">- 10 kOhm (brown-black-orange code) resistor</text:span></text:p>
            <text:p text:style-name="P3"><text:span text:style-name="T5"/></text:p>
            <text:p text:style-name="P3">C1, C2, C3, C4, C7 - <text:span text:style-name="T5">100nF Ceramic Capacitor (104 code)</text:span></text:p>
            <text:p text:style-name="P3"><text:span text:style-name="T5"/></text:p>
            <text:p text:style-name="P3">C5, C6 – <text:span text:style-name="T5">4u7 electrolytic capacitor</text:span></text:p>
            <text:p text:style-name="P3"><text:span text:style-name="T5"/></text:p>
            <text:p text:style-name="P3">D1<text:span text:style-name="T5">- 1N4001 Rectifier Diode</text:span></text:p>
            <text:p text:style-name="P3"><text:span text:style-name="T5"/></text:p>
            <text:p text:style-name="P3">D2 – D17 <text:span text:style-name="T5">- 1N4148 Small Signal Diode (x16)</text:span></text:p>
            <text:p text:style-name="P3"><text:span text:style-name="T5"/></text:p>
            <text:p text:style-name="P3">REG1 <text:span text:style-name="T5">- +5V 100mA Regulator TO92</text:span></text:p>
            <text:p text:style-name="P3"><text:span text:style-name="T5"/></text:p>
            <text:p text:style-name="P3">MIDI, PWR <text:span text:style-name="T5">- 3mm LED </text:span></text:p>
            <text:p text:style-name="P3"><text:span text:style-name="T5"/></text:p>
            <text:p text:style-name="P2">Solder the IC sockets before fitting IC's. Check orientation of pin 1 notch/dimple with markings on PCB)</text:p>
            <text:p text:style-name="P2"><text:span text:style-name="T5"/></text:p>
            <text:p text:style-name="P3">IC1 <text:span text:style-name="T5">- PIC16F1825 Microcontroller with LE STRUM firmware, fitted into 14 pin DIP IC socket </text:span></text:p>
            <text:p text:style-name="P3"><text:span text:style-name="T5"/></text:p>
            <text:p text:style-name="P3">IC2, IC3 - <text:span text:style-name="T5">74HC595 Shift Register, fitted into 16 pin DIP IC socket </text:span></text:p>
            <text:p text:style-name="P3"><text:span text:style-name="T5"/></text:p>
            <text:p text:style-name="P3">S1-S37 <text:span text:style-name="T5">- 6mm Momentary Tactile Switch (x37)</text:span></text:p>
            <text:p text:style-name="P3"><text:span text:style-name="T5"/></text:p>
            <text:p text:style-name="P3">ONOFF <text:span text:style-name="T5">- Miniature slide switch</text:span></text:p>
            <text:p text:style-name="P3"><text:span text:style-name="T5"/></text:p>
            <text:p text:style-name="P3">MIDI_OUT <text:span text:style-name="T5">- 5 PIN DIN socket PCB mount</text:span></text:p>
            <text:p text:style-name="P3"><text:span text:style-name="T5"/></text:p>
            <text:p text:style-name="P3">ICSP <text:span text:style-name="T5">- 6 way SIL right angle pin header (optional)</text:span></text:p>
            <text:p text:style-name="P3"><text:span text:style-name="T5"/></text:p>
            <text:p text:style-name="P3">BAT1 <text:span text:style-name="T5">- PP3 Battery Box</text:span></text:p>
            <text:p text:style-name="P3"><text:span text:style-name="T5"/></text:p>
            <text:p text:style-name="P3">STYLUS <text:span text:style-name="T5">- 4mm Banana Plug on wire</text:span></text:p>
            <text:p text:style-name="P5"/>
            <text:p text:style-name="P3">Switches, Battery holder + M2.5 nuts/bolts, Standoff Pillars + M3 bolts<text:span text:style-name="T5"> – it should be reasonably obvious where all those bits go but if in any doubt please refer to the detailed build instructions at the URL given above. </text:span></text:p>
            <text:p text:style-name="P3"><text:span text:style-name="T5"/></text:p>
            <text:p text:style-name="P3">I hope you enjoy LE STRUM. If you have any problems please contact me at the following email <text:s/><text:a xlink:type="simple" xlink:href="mailto:goarpie@gmail.com">sixtyfourpixels@gmail.com</text:a> or via the site where you ordered LE STRUM</text:p>
            <text:p text:style-name="P3"/>
            <text:p text:style-name="P3">LE STRUM is an open source, open hardware project. All input is welcome, from wish-list ideas to actual code and hardware hacks and mods.</text:p>
            <text:p text:style-name="P3"/>
            <text:p text:style-name="P3">Cheers</text:p>
            <text:p text:style-name="P3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1">Jason Hotchk15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3-06-22T21:16:21.90</dc:date>
    <dc:creator>Jason Hotchkiss</dc:creator>
    <meta:editing-duration>PT07H38M52S</meta:editing-duration>
    <meta:editing-cycles>21</meta:editing-cycles>
    <meta:generator>OpenOffice.org/3.2$Win32 OpenOffice.org_project/320m18$Build-9502</meta:generator>
    <meta:document-statistic meta:table-count="1" meta:image-count="0" meta:object-count="0" meta:page-count="1" meta:paragraph-count="52" meta:word-count="566" meta:character-count="3266"/>
  </office:meta>
</office:document-meta>
</file>